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7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71">
      <style:paragraph-properties fo:text-align="left" style:vertical-align="bottom"/>
    </style:style>
    <style:style style:family="table-cell" style:name="a473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474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7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76">
      <style:paragraph-properties fo:text-align="left" style:vertical-align="bottom"/>
    </style:style>
    <style:style style:family="table-cell" style:name="a478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able-cell" style:name="a441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479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42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44">
      <style:paragraph-properties fo:text-align="left" style:vertical-align="bottom"/>
    </style:style>
    <style:style style:family="table-cell" style:name="a446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447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10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1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49">
      <style:paragraph-properties fo:text-align="left" style:vertical-align="bottom"/>
    </style:style>
    <style:style style:family="paragraph" style:name="a412">
      <style:paragraph-properties fo:text-align="left" style:vertical-align="bottom"/>
    </style:style>
    <style:style style:family="table-cell" style:name="a414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415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1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7">
      <style:paragraph-properties fo:text-align="left" style:vertical-align="bottom"/>
    </style:style>
    <style:style style:family="table-cell" style:name="a419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4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1">
      <style:paragraph-properties fo:text-align="left" style:vertical-align="bottom"/>
    </style:style>
    <style:style style:family="table-cell" style:name="a483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able-cell" style:name="a451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able-row" style:name="a452">
      <style:table-row-properties style:row-height="0.20833in"/>
    </style:style>
    <style:style style:family="text" style:name="a453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55">
      <style:paragraph-properties fo:text-align="left" style:vertical-align="bottom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57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able-row" style:name="a420">
      <style:table-row-properties style:row-height="0.20833in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21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3">
      <style:paragraph-properties fo:text-align="left" style:vertical-align="bottom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25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28">
      <style:paragraph-properties fo:text-align="left" style:vertical-align="bottom"/>
    </style:style>
    <style:style style:family="paragraph" style:name="a460">
      <style:paragraph-properties fo:text-align="left" style:vertical-align="bottom"/>
    </style:style>
    <style:style style:family="table-cell" style:name="a462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ext" style:name="a463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65">
      <style:paragraph-properties fo:text-align="left" style:vertical-align="bottom"/>
    </style:style>
    <style:style style:family="table-cell" style:name="a467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able-cell" style:name="a430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able-row" style:name="a468">
      <style:table-row-properties style:row-height="0.20833in"/>
    </style:style>
    <style:style style:family="text" style:name="a431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69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33">
      <style:paragraph-properties fo:text-align="left" style:vertical-align="bottom"/>
    </style:style>
    <style:style style:family="table-cell" style:name="a435">
      <style:table-cell-properties style:vertical-align="bottom" fo:padding-top="0.01042in" fo:padding-bottom="0in" fo:padding-left="0.01042in" fo:padding-right="0.01042in"/>
      <style:paragraph-properties style:writing-mode="lr-tb"/>
    </style:style>
    <style:style style:family="table-row" style:name="a436">
      <style:table-row-properties style:row-height="0.20833in"/>
    </style:style>
    <style:style style:family="text" style:name="a437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3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" style:name="a400">
      <style:table-properties style:writing-mode="lr-tb"/>
    </style:style>
    <style:style style:family="paragraph" style:name="a439">
      <style:paragraph-properties fo:text-align="left" style:vertical-align="bottom"/>
    </style:style>
    <style:style style:family="table-column" style:name="a401">
      <style:table-column-properties style:column-width="2.28053in"/>
    </style:style>
    <style:style style:family="table-column" style:name="a402">
      <style:table-column-properties style:column-width="1.11415in"/>
    </style:style>
    <style:style style:family="table-column" style:name="a403">
      <style:table-column-properties style:column-width="1.11415in"/>
    </style:style>
    <style:style style:family="table-row" style:name="a404">
      <style:table-row-properties style:row-height="0.20833in"/>
    </style:style>
    <style:style style:family="text" style:name="a405">
      <style:text-properties style:text-line-through-type="none" style:text-line-through-style="none" style:text-line-through-width="auto" style:text-line-through-color="font-color" fo:font-size="0.15278in" style:font-size-asian="0.15278in" style:font-size-complex="0.15278in" fo:language="en" fo:country="US" style:text-underline-type="none" style:text-underline-style="none" style:text-underline-width="auto" style:text-underline-mode="continuous"/>
    </style:style>
    <style:style style:family="text" style:name="a4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07">
      <style:paragraph-properties fo:text-align="left" style:vertical-align="bottom"/>
    </style:style>
    <style:style style:family="table-cell" style:name="a409">
      <style:table-cell-properties style:vertical-align="bottom" fo:padding-top="0.01042in" fo:padding-bottom="0in" fo:padding-left="0.01042in" fo:padding-right="0.01042in"/>
      <style:paragraph-properties style:writing-mode="lr-tb"/>
    </style:style>
    <text:list-style style:name="a466"/>
    <text:list-style style:name="a472"/>
    <text:list-style style:name="a482"/>
    <text:list-style style:name="a477"/>
    <text:list-style style:name="a413"/>
    <text:list-style style:name="a408"/>
    <text:list-style style:name="a424"/>
    <text:list-style style:name="a418"/>
    <text:list-style style:name="a434"/>
    <text:list-style style:name="a440"/>
    <text:list-style style:name="a429"/>
    <text:list-style style:name="a450"/>
    <text:list-style style:name="a445"/>
    <text:list-style style:name="a461"/>
    <text:list-style style:name="a456"/>
  </office:automatic-styles>
  <office:body>
    <office:presentation>
      <draw:page draw:name="Slide1" draw:style-name="a389" draw:master-page-name="Master1-Layout1-title-Title-Slide" presentation:presentation-page-layout-name="Master1-PPL1" draw:id="Slide-256">
        <draw:frame draw:id="id63" presentation:style-name="a393" draw:name="Title 1" svg:x="1.66667in" svg:y="1.22743in" svg:width="10in" svg:height="2.61111in" presentation:class="title" presentation:placeholder="false">
          <draw:text-box>
            <text:p text:style-name="a392" text:class-names="" text:cond-style-name=""><text:span text:style-name="a390" text:class-names="">My sample credit card numbers</text:span><text:span text:style-name="a391" text:class-names=""/></text:p>
          </draw:text-box>
          <svg:title/>
          <svg:desc/>
        </draw:frame>
        <draw:frame draw:id="id64" presentation:style-name="a394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95" draw:master-page-name="Master1-Layout2-obj-Title-and-Content" presentation:presentation-page-layout-name="Master1-PPL2" draw:id="Slide-257">
        <draw:frame draw:id="id65" presentation:style-name="a399" draw:name="Title 1" svg:x="0.91667in" svg:y="0.39931in" svg:width="11.5in" svg:height="1.44965in" presentation:class="title" presentation:placeholder="false">
          <draw:text-box>
            <text:p text:style-name="a398" text:class-names="" text:cond-style-name=""><text:span text:style-name="a396" text:class-names="">Cards and their types</text:span><text:span text:style-name="a397" text:class-names=""/></text:p>
          </draw:text-box>
          <svg:title/>
          <svg:desc/>
        </draw:frame>
        <draw:frame draw:id="id66" draw:name="Content Placeholder 3" svg:x="3.50505in" svg:y="3.51753in" svg:width="4.50884in" svg:height="1.04167in" presentation:class="table" presentation:placeholder="false">
          <table:table table:style-name="a400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401" table:default-cell-style-name=""/>
            <table:table-column table:style-name="a402" table:default-cell-style-name=""/>
            <table:table-column table:style-name="a403" table:default-cell-style-name=""/>
            <table:table-row table:style-name="a404" table:default-cell-style-name="">
              <table:table-cell table:style-name="a409">
                <text:list text:style-name="a408">
                  <text:list-item>
                    <text:p text:style-name="a407" text:class-names="" text:cond-style-name=""><text:span text:style-name="a405" text:class-names="">4893 0133 3538 6137</text:span><text:span text:style-name="a406" text:class-names=""/></text:p>
                  </text:list-item>
                </text:list>
              </table:table-cell>
              <table:table-cell table:style-name="a414">
                <text:list text:style-name="a413">
                  <text:list-item>
                    <text:p text:style-name="a412" text:class-names="" text:cond-style-name=""><text:span text:style-name="a410" text:class-names="">841</text:span><text:span text:style-name="a411" text:class-names=""/></text:p>
                  </text:list-item>
                </text:list>
              </table:table-cell>
              <table:table-cell table:style-name="a419">
                <text:list text:style-name="a418">
                  <text:list-item>
                    <text:p text:style-name="a417" text:class-names="" text:cond-style-name=""><text:span text:style-name="a415" text:class-names="">Visa</text:span><text:span text:style-name="a416" text:class-names=""/></text:p>
                  </text:list-item>
                </text:list>
              </table:table-cell>
            </table:table-row>
            <table:table-row table:style-name="a420" table:default-cell-style-name="">
              <table:table-cell table:style-name="a425">
                <text:list text:style-name="a424">
                  <text:list-item>
                    <text:p text:style-name="a423" text:class-names="" text:cond-style-name=""><text:span text:style-name="a421" text:class-names="">5455448149609745</text:span><text:span text:style-name="a422" text:class-names=""/></text:p>
                  </text:list-item>
                </text:list>
              </table:table-cell>
              <table:table-cell table:style-name="a430">
                <text:list text:style-name="a429">
                  <text:list-item>
                    <text:p text:style-name="a428" text:class-names="" text:cond-style-name=""><text:span text:style-name="a426" text:class-names="">422</text:span><text:span text:style-name="a427" text:class-names=""/></text:p>
                  </text:list-item>
                </text:list>
              </table:table-cell>
              <table:table-cell table:style-name="a435">
                <text:list text:style-name="a434">
                  <text:list-item>
                    <text:p text:style-name="a433" text:class-names="" text:cond-style-name=""><text:span text:style-name="a431" text:class-names="">Mastercard</text:span><text:span text:style-name="a432" text:class-names=""/></text:p>
                  </text:list-item>
                </text:list>
              </table:table-cell>
            </table:table-row>
            <table:table-row table:style-name="a436" table:default-cell-style-name="">
              <table:table-cell table:style-name="a441">
                <text:list text:style-name="a440">
                  <text:list-item>
                    <text:p text:style-name="a439" text:class-names="" text:cond-style-name=""><text:span text:style-name="a437" text:class-names="">344491743133122</text:span><text:span text:style-name="a438" text:class-names=""/></text:p>
                  </text:list-item>
                </text:list>
              </table:table-cell>
              <table:table-cell table:style-name="a446">
                <text:list text:style-name="a445">
                  <text:list-item>
                    <text:p text:style-name="a444" text:class-names="" text:cond-style-name=""><text:span text:style-name="a442" text:class-names="">3487</text:span><text:span text:style-name="a443" text:class-names=""/></text:p>
                  </text:list-item>
                </text:list>
              </table:table-cell>
              <table:table-cell table:style-name="a451">
                <text:list text:style-name="a450">
                  <text:list-item>
                    <text:p text:style-name="a449" text:class-names="" text:cond-style-name=""><text:span text:style-name="a447" text:class-names="">Amex</text:span><text:span text:style-name="a448" text:class-names=""/></text:p>
                  </text:list-item>
                </text:list>
              </table:table-cell>
            </table:table-row>
            <table:table-row table:style-name="a452" table:default-cell-style-name="">
              <table:table-cell table:style-name="a457">
                <text:list text:style-name="a456">
                  <text:list-item>
                    <text:p text:style-name="a455" text:class-names="" text:cond-style-name=""><text:span text:style-name="a453" text:class-names="">6496379518604192136</text:span><text:span text:style-name="a454" text:class-names=""/></text:p>
                  </text:list-item>
                </text:list>
              </table:table-cell>
              <table:table-cell table:style-name="a462">
                <text:list text:style-name="a461">
                  <text:list-item>
                    <text:p text:style-name="a460" text:class-names="" text:cond-style-name=""><text:span text:style-name="a458" text:class-names="">116</text:span><text:span text:style-name="a459" text:class-names=""/></text:p>
                  </text:list-item>
                </text:list>
              </table:table-cell>
              <table:table-cell table:style-name="a467">
                <text:list text:style-name="a466">
                  <text:list-item>
                    <text:p text:style-name="a465" text:class-names="" text:cond-style-name=""><text:span text:style-name="a463" text:class-names="">Discover</text:span><text:span text:style-name="a464" text:class-names=""/></text:p>
                  </text:list-item>
                </text:list>
              </table:table-cell>
            </table:table-row>
            <table:table-row table:style-name="a468" table:default-cell-style-name="">
              <table:table-cell table:style-name="a473">
                <text:list text:style-name="a472">
                  <text:list-item>
                    <text:p text:style-name="a471" text:class-names="" text:cond-style-name=""><text:span text:style-name="a469" text:class-names="">353070086880515405</text:span><text:span text:style-name="a470" text:class-names=""/></text:p>
                  </text:list-item>
                </text:list>
              </table:table-cell>
              <table:table-cell table:style-name="a478">
                <text:list text:style-name="a477">
                  <text:list-item>
                    <text:p text:style-name="a476" text:class-names="" text:cond-style-name=""><text:span text:style-name="a474" text:class-names="">777</text:span><text:span text:style-name="a475" text:class-names=""/></text:p>
                  </text:list-item>
                </text:list>
              </table:table-cell>
              <table:table-cell table:style-name="a483">
                <text:list text:style-name="a482">
                  <text:list-item>
                    <text:p text:style-name="a481" text:class-names="" text:cond-style-name=""><text:span text:style-name="a479" text:class-names="">JCB</text:span><text:span text:style-name="a480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fd5ea"/>
    </style:style>
    <style:style style:family="table-cell" style:name="a383">
      <style:table-cell-properties/>
    </style:style>
    <style:style style:family="table-cell" style:name="a384">
      <style:table-cell-properties fo:background-color="#cfd5ea"/>
    </style:style>
    <style:style style:family="table-cell" style:name="a38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y sample credit card numbers</dc:title>
    <meta:initial-creator>Randy Bartels</meta:initial-creator>
    <dc:creator>Randy Bartels</dc:creator>
    <meta:creation-date>2023-04-02T21:43:50Z</meta:creation-date>
    <dc:date>2023-04-02T21:46:31Z</dc:date>
    <meta:editing-cycles>1</meta:editing-cycles>
    <meta:editing-duration>PT161S</meta:editing-duration>
    <meta:document-statistic meta:paragraph-count="17" meta:word-count="27"/>
  </office:meta>
</office:document-meta>
</file>